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9270833333333cm" style:use-optimal-column-width="true"/>
    </style:style>
    <style:style style:name="co2" style:family="table-column">
      <style:table-column-properties fo:break-before="auto" style:column-width="7.91104166666667cm" style:use-optimal-column-width="true"/>
    </style:style>
    <style:style style:name="co3" style:family="table-column">
      <style:table-column-properties fo:break-before="auto" style:column-width="5.21229166666667cm" style:use-optimal-column-width="true"/>
    </style:style>
    <style:style style:name="co4" style:family="table-column">
      <style:table-column-properties fo:break-before="auto" style:column-width="2.460625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20145833333333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5770833333333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35625cm"/>
    </style:style>
    <style:style style:name="co14" style:family="table-column">
      <style:table-column-properties fo:break-before="auto" style:column-width="4.78895833333333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44375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8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1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3">
          <table:table-cell office:value-type="string" table:style-name="ce5">
            <text:p>Home Office (excl agencies)</text:p>
          </table:table-cell>
          <table:table-cell office:value-type="string" table:style-name="ce20">
            <text:p>Ministerial Department</text:p>
          </table:table-cell>
          <table:table-cell office:value-type="string" table:style-name="ce24">
            <text:p>Home Office</text:p>
          </table:table-cell>
          <table:table-cell office:value-type="float" office:value="8473" table:style-name="ce25">
            <text:p>8473</text:p>
          </table:table-cell>
          <table:table-cell office:value-type="float" office:value="7518.4499999999953" table:style-name="ce43">
            <text:p>7518.45</text:p>
          </table:table-cell>
          <table:table-cell office:value-type="float" office:value="14542" table:style-name="ce42">
            <text:p>14542</text:p>
          </table:table-cell>
          <table:table-cell office:value-type="float" office:value="13354.870000000019" table:style-name="ce49">
            <text:p>13354.87</text:p>
          </table:table-cell>
          <table:table-cell office:value-type="float" office:value="7965" table:style-name="ce48">
            <text:p>7965</text:p>
          </table:table-cell>
          <table:table-cell office:value-type="float" office:value="7693.3900000000031" table:style-name="ce127">
            <text:p>7693.39</text:p>
          </table:table-cell>
          <table:table-cell office:value-type="float" office:value="2832" table:style-name="ce126">
            <text:p>2832</text:p>
          </table:table-cell>
          <table:table-cell office:value-type="float" office:value="2766.5800000000013" table:style-name="ce133">
            <text:p>2766.58</text:p>
          </table:table-cell>
          <table:table-cell office:value-type="float" office:value="270" table:style-name="ce132">
            <text:p>270</text:p>
          </table:table-cell>
          <table:table-cell office:value-type="float" office:value="266.31" table:style-name="ce145">
            <text:p>266.31</text:p>
          </table:table-cell>
          <table:table-cell office:value-type="float" office:value="1" table:style-name="ce144">
            <text:p>1</text:p>
          </table:table-cell>
          <table:table-cell office:value-type="float" office:value="1" table:style-name="ce97">
            <text:p>1.00</text:p>
          </table:table-cell>
          <table:table-cell office:value-type="float" office:value="34083" table:formula="of:=[.N4]+[.L4]+[.J4]+[.H4]+[.F4]+[.D4]" table:content-validation-name="val2" table:style-name="ce109">
            <text:p>34,083</text:p>
          </table:table-cell>
          <table:table-cell office:value-type="float" office:value="31600.60000000002" table:formula="of:=[.O4]+[.M4]+[.K4]+[.I4]+[.G4]+[.E4]" table:content-validation-name="val2" table:style-name="ce108">
            <text:p>31,600.60</text:p>
          </table:table-cell>
          <table:table-cell office:value-type="float" office:value="1437" table:style-name="ce96">
            <text:p>1437</text:p>
          </table:table-cell>
          <table:table-cell office:value-type="float" office:value="1367.3199999999986" table:style-name="ce79">
            <text:p>1367.32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61">
            <text:p>0.00</text:p>
          </table:table-cell>
          <table:table-cell office:value-type="float" office:value="0" table:style-name="ce60">
            <text:p>0</text:p>
          </table:table-cell>
          <table:table-cell office:value-type="float" office:value="0" table:style-name="ce73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110">
            <text:p>0</text:p>
          </table:table-cell>
          <table:table-cell office:value-type="float" office:value="1437" table:formula="of:=[.R4]+[.T4]+[.V4]+[.X4]" table:style-name="ce112">
            <text:p>1,437</text:p>
          </table:table-cell>
          <table:table-cell office:value-type="float" office:value="1367.3199999999986" table:formula="of:=[.S4]+[.U4]+[.W4]+[.Y4]" table:style-name="ce119">
            <text:p>1,367.32</text:p>
          </table:table-cell>
          <table:table-cell office:value-type="float" office:value="35520" table:formula="of:=[.Z4]+[.P4]" table:content-validation-name="val2" table:style-name="ce113">
            <text:p>35,520</text:p>
          </table:table-cell>
          <table:table-cell office:value-type="float" office:value="32967.92000000002" table:formula="of:=[.AA4]+[.Q4]" table:content-validation-name="val2" table:style-name="ce114">
            <text:p>32,967.92</text:p>
          </table:table-cell>
          <table:table-cell office:value-type="currency" office:value="77131538.120000005" table:content-validation-name="val1" table:style-name="ce12">
            <text:p>£77,131,538.12</text:p>
          </table:table-cell>
          <table:table-cell office:value-type="currency" office:value="9611518.4500000067" table:content-validation-name="val1" table:style-name="ce12">
            <text:p>£9,611,518.45</text:p>
          </table:table-cell>
          <table:table-cell office:value-type="currency" office:value="457511.42000000004" table:content-validation-name="val1" table:style-name="ce12">
            <text:p>£457,511.42</text:p>
          </table:table-cell>
          <table:table-cell office:value-type="currency" office:value="1093473.1400000001" table:content-validation-name="val1" table:style-name="ce12">
            <text:p>£1,093,473.14</text:p>
          </table:table-cell>
          <table:table-cell office:value-type="currency" office:value="22935543.270000003" table:content-validation-name="val1" table:style-name="ce12">
            <text:p>£22,935,543.27</text:p>
          </table:table-cell>
          <table:table-cell office:value-type="currency" office:value="8796152.8300000001" table:content-validation-name="val1" table:style-name="ce12">
            <text:p>£8,796,152.83</text:p>
          </table:table-cell>
          <table:table-cell office:value-type="currency" office:value="120025737.23" table:formula="of:=SUM([.AD4:.AI4])" table:style-name="ce13">
            <text:p>£120,025,737.23</text:p>
          </table:table-cell>
          <table:table-cell office:value-type="currency" office:value="7347809.9700000007" table:content-validation-name="val1" table:style-name="ce14">
            <text:p>£7,347,809.97</text:p>
          </table:table-cell>
          <table:table-cell office:value-type="currency" office:value="726331.59" table:content-validation-name="val1" table:style-name="ce14">
            <text:p>£726,331.59</text:p>
          </table:table-cell>
          <table:table-cell office:value-type="currency" office:value="8074141.5600000005" table:formula="of:=SUM([.AK4:.AL4])" table:style-name="ce13">
            <text:p>£8,074,141.56</text:p>
          </table:table-cell>
          <table:table-cell office:value-type="currency" office:value="128099878.79000001" table:formula="of:=[.AM4]+[.AJ4]" table:style-name="ce15">
            <text:p>£128,099,878.79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Disclosure and Barring Service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355" table:style-name="ce26">
            <text:p>355</text:p>
          </table:table-cell>
          <table:table-cell office:value-type="float" office:value="283.25799999999998" table:style-name="ce44">
            <text:p>283.26</text:p>
          </table:table-cell>
          <table:table-cell office:value-type="float" office:value="283" table:style-name="ce45">
            <text:p>283</text:p>
          </table:table-cell>
          <table:table-cell office:value-type="float" office:value="253.785" table:style-name="ce50">
            <text:p>253.79</text:p>
          </table:table-cell>
          <table:table-cell office:value-type="float" office:value="342" table:style-name="ce51">
            <text:p>342</text:p>
          </table:table-cell>
          <table:table-cell office:value-type="float" office:value="325.22300000000001" table:style-name="ce128">
            <text:p>325.22</text:p>
          </table:table-cell>
          <table:table-cell office:value-type="float" office:value="56" table:style-name="ce129">
            <text:p>56</text:p>
          </table:table-cell>
          <table:table-cell office:value-type="float" office:value="54.509" table:style-name="ce134">
            <text:p>54.51</text:p>
          </table:table-cell>
          <table:table-cell office:value-type="float" office:value="8" table:style-name="ce135">
            <text:p>8</text:p>
          </table:table-cell>
          <table:table-cell office:value-type="float" office:value="8" table:style-name="ce146">
            <text:p>8.00</text:p>
          </table:table-cell>
          <table:table-cell office:value-type="float" office:value="6" table:style-name="ce147">
            <text:p>6</text:p>
          </table:table-cell>
          <table:table-cell office:value-type="float" office:value="0.79" table:style-name="ce98">
            <text:p>0.79</text:p>
          </table:table-cell>
          <table:table-cell office:value-type="float" office:value="1050" table:formula="of:=[.N5]+[.L5]+[.J5]+[.H5]+[.F5]+[.D5]" table:content-validation-name="val2" table:style-name="ce109">
            <text:p>1,050</text:p>
          </table:table-cell>
          <table:table-cell office:value-type="float" office:value="925.56500000000005" table:formula="of:=[.O5]+[.M5]+[.K5]+[.I5]+[.G5]+[.E5]" table:content-validation-name="val2" table:style-name="ce108">
            <text:p>925.57</text:p>
          </table:table-cell>
          <table:table-cell office:value-type="float" office:value="0" table:style-name="ce99">
            <text:p>0</text:p>
          </table:table-cell>
          <table:table-cell office:value-type="float" office:value="0" table:style-name="ce80">
            <text:p>0.00</text:p>
          </table:table-cell>
          <table:table-cell office:value-type="float" office:value="0" table:style-name="ce81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5" table:style-name="ce63">
            <text:p>5</text:p>
          </table:table-cell>
          <table:table-cell office:value-type="float" office:value="5" table:style-name="ce74">
            <text:p>5.00</text:p>
          </table:table-cell>
          <table:table-cell office:value-type="float" office:value="0" table:style-name="ce75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5" table:formula="of:=[.R5]+[.T5]+[.V5]+[.X5]" table:style-name="ce112">
            <text:p>5</text:p>
          </table:table-cell>
          <table:table-cell office:value-type="float" office:value="5" table:formula="of:=[.S5]+[.U5]+[.W5]+[.Y5]" table:style-name="ce119">
            <text:p>5.00</text:p>
          </table:table-cell>
          <table:table-cell office:value-type="float" office:value="1055" table:formula="of:=[.Z5]+[.P5]" table:content-validation-name="val2" table:style-name="ce113">
            <text:p>1,055</text:p>
          </table:table-cell>
          <table:table-cell office:value-type="float" office:value="930.56500000000005" table:formula="of:=[.AA5]+[.Q5]" table:content-validation-name="val2" table:style-name="ce114">
            <text:p>930.57</text:p>
          </table:table-cell>
          <table:table-cell office:value-type="currency" office:value="2160967" table:content-validation-name="val1" table:style-name="ce12">
            <text:p>£2,160,967.00</text:p>
          </table:table-cell>
          <table:table-cell office:value-type="currency" office:value="29212" table:content-validation-name="val1" table:style-name="ce12">
            <text:p>£29,21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0164" table:content-validation-name="val1" table:style-name="ce12">
            <text:p>£40,164.00</text:p>
          </table:table-cell>
          <table:table-cell office:value-type="currency" office:value="565049" table:content-validation-name="val1" table:style-name="ce12">
            <text:p>£565,049.00</text:p>
          </table:table-cell>
          <table:table-cell office:value-type="currency" office:value="211369" table:content-validation-name="val1" table:style-name="ce12">
            <text:p>£211,369.00</text:p>
          </table:table-cell>
          <table:table-cell office:value-type="currency" office:value="3006761" table:formula="of:=SUM([.AD5:.AI5])" table:style-name="ce13">
            <text:p>£3,006,761.00</text:p>
          </table:table-cell>
          <table:table-cell office:value-type="currency" office:value="62551" table:content-validation-name="val1" table:style-name="ce14">
            <text:p>£62,551.00</text:p>
          </table:table-cell>
          <table:table-cell office:value-type="currency" office:value="72621" table:content-validation-name="val1" table:style-name="ce14">
            <text:p>£72,621.00</text:p>
          </table:table-cell>
          <table:table-cell office:value-type="currency" office:value="135172" table:formula="of:=SUM([.AK5:.AL5])" table:style-name="ce13">
            <text:p>£135,172.00</text:p>
          </table:table-cell>
          <table:table-cell office:value-type="currency" office:value="3141933" table:formula="of:=[.AM5]+[.AJ5]" table:style-name="ce15">
            <text:p>£3,141,933.00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Independent Office for Police Conduct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197" table:style-name="ce27">
            <text:p>197</text:p>
          </table:table-cell>
          <table:table-cell office:value-type="float" office:value="191.4" table:style-name="ce46">
            <text:p>191.40</text:p>
          </table:table-cell>
          <table:table-cell office:value-type="float" office:value="476" table:style-name="ce47">
            <text:p>476</text:p>
          </table:table-cell>
          <table:table-cell office:value-type="float" office:value="460" table:style-name="ce52">
            <text:p>460.00</text:p>
          </table:table-cell>
          <table:table-cell office:value-type="float" office:value="266" table:style-name="ce53">
            <text:p>266</text:p>
          </table:table-cell>
          <table:table-cell office:value-type="float" office:value="257" table:style-name="ce130">
            <text:p>257.00</text:p>
          </table:table-cell>
          <table:table-cell office:value-type="float" office:value="40" table:style-name="ce131">
            <text:p>40</text:p>
          </table:table-cell>
          <table:table-cell office:value-type="float" office:value="39.4" table:style-name="ce136">
            <text:p>39.40</text:p>
          </table:table-cell>
          <table:table-cell office:value-type="float" office:value="13" table:style-name="ce137">
            <text:p>13</text:p>
          </table:table-cell>
          <table:table-cell office:value-type="float" office:value="12.6" table:style-name="ce148">
            <text:p>12.60</text:p>
          </table:table-cell>
          <table:table-cell office:value-type="float" office:value="7" table:style-name="ce149">
            <text:p>7</text:p>
          </table:table-cell>
          <table:table-cell office:value-type="float" office:value="1.5" table:style-name="ce104">
            <text:p>1.50</text:p>
          </table:table-cell>
          <table:table-cell office:value-type="float" office:value="999" table:formula="of:=[.N6]+[.L6]+[.J6]+[.H6]+[.F6]+[.D6]" table:content-validation-name="val2" table:style-name="ce109">
            <text:p>999</text:p>
          </table:table-cell>
          <table:table-cell office:value-type="float" office:value="961.9" table:formula="of:=[.O6]+[.M6]+[.K6]+[.I6]+[.G6]+[.E6]" table:content-validation-name="val2" table:style-name="ce108">
            <text:p>961.90</text:p>
          </table:table-cell>
          <table:table-cell office:value-type="float" office:value="19" table:style-name="ce100">
            <text:p>19</text:p>
          </table:table-cell>
          <table:table-cell office:value-type="float" office:value="19" table:style-name="ce82">
            <text:p>19.0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64">
            <text:p>0.00</text:p>
          </table:table-cell>
          <table:table-cell office:value-type="float" office:value="3" table:style-name="ce65">
            <text:p>3</text:p>
          </table:table-cell>
          <table:table-cell office:value-type="float" office:value="1.1000000000000001" table:style-name="ce76">
            <text:p>1.10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115">
            <text:p>0</text:p>
          </table:table-cell>
          <table:table-cell office:value-type="float" office:value="22" table:formula="of:=[.R6]+[.T6]+[.V6]+[.X6]" table:style-name="ce112">
            <text:p>22</text:p>
          </table:table-cell>
          <table:table-cell office:value-type="float" office:value="20.100000000000001" table:formula="of:=[.S6]+[.U6]+[.W6]+[.Y6]" table:style-name="ce119">
            <text:p>20.10</text:p>
          </table:table-cell>
          <table:table-cell office:value-type="float" office:value="1021" table:formula="of:=[.Z6]+[.P6]" table:content-validation-name="val2" table:style-name="ce113">
            <text:p>1,021</text:p>
          </table:table-cell>
          <table:table-cell office:value-type="float" office:value="982" table:formula="of:=[.AA6]+[.Q6]" table:content-validation-name="val2" table:style-name="ce114">
            <text:p>982.00</text:p>
          </table:table-cell>
          <table:table-cell office:value-type="currency" office:value="2796919.97" table:content-validation-name="val1" table:style-name="ce12">
            <text:p>£2,796,919.97</text:p>
          </table:table-cell>
          <table:table-cell office:value-type="currency" office:value="133656" table:content-validation-name="val1" table:style-name="ce12">
            <text:p>£133,656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20824" table:content-validation-name="val1" table:style-name="ce12">
            <text:p>£20,824.00</text:p>
          </table:table-cell>
          <table:table-cell office:value-type="currency" office:value="746703" table:content-validation-name="val1" table:style-name="ce12">
            <text:p>£746,703.00</text:p>
          </table:table-cell>
          <table:table-cell office:value-type="currency" office:value="321845" table:content-validation-name="val1" table:style-name="ce12">
            <text:p>£321,845.00</text:p>
          </table:table-cell>
          <table:table-cell office:value-type="currency" office:value="4019947.97" table:formula="of:=SUM([.AD6:.AI6])" table:style-name="ce13">
            <text:p>£4,019,947.97</text:p>
          </table:table-cell>
          <table:table-cell office:value-type="currency" office:value="125625" table:content-validation-name="val1" table:style-name="ce14">
            <text:p>£125,625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25625" table:formula="of:=SUM([.AK6:.AL6])" table:style-name="ce13">
            <text:p>£125,625.00</text:p>
          </table:table-cell>
          <table:table-cell office:value-type="currency" office:value="4145572.97" table:formula="of:=[.AM6]+[.AJ6]" table:style-name="ce15">
            <text:p>£4,145,572.97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Office of the Immigration Services Commissioner</text:p>
          </table:table-cell>
          <table:table-cell office:value-type="string" table:style-name="ce29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5" table:style-name="ce33">
            <text:p>5</text:p>
          </table:table-cell>
          <table:table-cell office:value-type="float" office:value="4.5999999999999996" table:style-name="ce37">
            <text:p>4.60</text:p>
          </table:table-cell>
          <table:table-cell office:value-type="float" office:value="9" table:style-name="ce36">
            <text:p>9</text:p>
          </table:table-cell>
          <table:table-cell office:value-type="float" office:value="8.6" table:style-name="ce55">
            <text:p>8.60</text:p>
          </table:table-cell>
          <table:table-cell office:value-type="float" office:value="39" table:style-name="ce54">
            <text:p>39</text:p>
          </table:table-cell>
          <table:table-cell office:value-type="float" office:value="38.799999999999997" table:style-name="ce121">
            <text:p>38.80</text:p>
          </table:table-cell>
          <table:table-cell office:value-type="float" office:value="1" table:style-name="ce120">
            <text:p>1</text:p>
          </table:table-cell>
          <table:table-cell office:value-type="float" office:value="1" table:style-name="ce139">
            <text:p>1.00</text:p>
          </table:table-cell>
          <table:table-cell office:value-type="float" office:value="1" table:style-name="ce138">
            <text:p>1</text:p>
          </table:table-cell>
          <table:table-cell office:value-type="float" office:value="0.83" table:style-name="ce151">
            <text:p>0.83</text:p>
          </table:table-cell>
          <table:table-cell office:value-type="float" office:value="0" table:style-name="ce150">
            <text:p>0</text:p>
          </table:table-cell>
          <table:table-cell office:value-type="float" office:value="0" table:style-name="ce105">
            <text:p>0.00</text:p>
          </table:table-cell>
          <table:table-cell office:value-type="float" office:value="55" table:formula="of:=[.N7]+[.L7]+[.J7]+[.H7]+[.F7]+[.D7]" table:content-validation-name="val2" table:style-name="ce109">
            <text:p>55</text:p>
          </table:table-cell>
          <table:table-cell office:value-type="float" office:value="53.83" table:formula="of:=[.O7]+[.M7]+[.K7]+[.I7]+[.G7]+[.E7]" table:content-validation-name="val2" table:style-name="ce108">
            <text:p>53.83</text:p>
          </table:table-cell>
          <table:table-cell office:value-type="float" office:value="1" table:style-name="ce101">
            <text:p>1</text:p>
          </table:table-cell>
          <table:table-cell office:value-type="float" office:value="1" table:style-name="ce85">
            <text:p>1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7">
            <text:p>0.00</text:p>
          </table:table-cell>
          <table:table-cell office:value-type="float" office:value="0" table:style-name="ce66">
            <text:p>0</text:p>
          </table:table-cell>
          <table:table-cell office:value-type="float" office:value="0" table:style-name="ce91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" table:formula="of:=[.R7]+[.T7]+[.V7]+[.X7]" table:style-name="ce112">
            <text:p>1</text:p>
          </table:table-cell>
          <table:table-cell office:value-type="float" office:value="1" table:formula="of:=[.S7]+[.U7]+[.W7]+[.Y7]" table:style-name="ce119">
            <text:p>1.00</text:p>
          </table:table-cell>
          <table:table-cell office:value-type="float" office:value="56" table:formula="of:=[.Z7]+[.P7]" table:content-validation-name="val2" table:style-name="ce113">
            <text:p>56</text:p>
          </table:table-cell>
          <table:table-cell office:value-type="float" office:value="54.83" table:formula="of:=[.AA7]+[.Q7]" table:content-validation-name="val2" table:style-name="ce114">
            <text:p>54.83</text:p>
          </table:table-cell>
          <table:table-cell office:value-type="currency" office:value="164848.13" table:content-validation-name="val1" table:style-name="ce12">
            <text:p>£164,848.13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2241.06" table:content-validation-name="val1" table:style-name="ce12">
            <text:p>£42,241.06</text:p>
          </table:table-cell>
          <table:table-cell office:value-type="currency" office:value="17113.45" table:content-validation-name="val1" table:style-name="ce12">
            <text:p>£17,113.45</text:p>
          </table:table-cell>
          <table:table-cell office:value-type="currency" office:value="225192.31000000003" table:formula="of:=SUM([.AD7:.AI7])" table:style-name="ce13">
            <text:p>£225,192.31</text:p>
          </table:table-cell>
          <table:table-cell office:value-type="currency" office:value="2475.5500000000002" table:content-validation-name="val1" table:style-name="ce14">
            <text:p>£2,475.5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475.5500000000002" table:formula="of:=SUM([.AK7:.AL7])" table:style-name="ce13">
            <text:p>£2,475.55</text:p>
          </table:table-cell>
          <table:table-cell office:value-type="currency" office:value="227667.86000000002" table:formula="of:=[.AM7]+[.AJ7]" table:style-name="ce15">
            <text:p>£227,667.86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Security Industry Authority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32">
            <text:p>Home Office</text:p>
          </table:table-cell>
          <table:table-cell office:value-type="float" office:value="86" table:style-name="ce34">
            <text:p>86</text:p>
          </table:table-cell>
          <table:table-cell office:value-type="float" office:value="73.88" table:style-name="ce38">
            <text:p>73.88</text:p>
          </table:table-cell>
          <table:table-cell office:value-type="float" office:value="88" table:style-name="ce39">
            <text:p>88</text:p>
          </table:table-cell>
          <table:table-cell office:value-type="float" office:value="86.18" table:style-name="ce56">
            <text:p>86.18</text:p>
          </table:table-cell>
          <table:table-cell office:value-type="float" office:value="71" table:style-name="ce57">
            <text:p>71</text:p>
          </table:table-cell>
          <table:table-cell office:value-type="float" office:value="69.72" table:style-name="ce122">
            <text:p>69.72</text:p>
          </table:table-cell>
          <table:table-cell office:value-type="float" office:value="17" table:style-name="ce123">
            <text:p>17</text:p>
          </table:table-cell>
          <table:table-cell office:value-type="float" office:value="16.5" table:style-name="ce140">
            <text:p>16.50</text:p>
          </table:table-cell>
          <table:table-cell office:value-type="float" office:value="4" table:style-name="ce141">
            <text:p>4</text:p>
          </table:table-cell>
          <table:table-cell office:value-type="float" office:value="4" table:style-name="ce152">
            <text:p>4.00</text:p>
          </table:table-cell>
          <table:table-cell office:value-type="float" office:value="6" table:style-name="ce153">
            <text:p>6</text:p>
          </table:table-cell>
          <table:table-cell office:value-type="float" office:value="1.1200000000000001" table:style-name="ce106">
            <text:p>1.12</text:p>
          </table:table-cell>
          <table:table-cell office:value-type="float" office:value="272" table:formula="of:=[.N8]+[.L8]+[.J8]+[.H8]+[.F8]+[.D8]" table:content-validation-name="val2" table:style-name="ce109">
            <text:p>272</text:p>
          </table:table-cell>
          <table:table-cell office:value-type="float" office:value="251.4" table:formula="of:=[.O8]+[.M8]+[.K8]+[.I8]+[.G8]+[.E8]" table:content-validation-name="val2" table:style-name="ce108">
            <text:p>251.40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4" table:style-name="ce69">
            <text:p>4</text:p>
          </table:table-cell>
          <table:table-cell office:value-type="float" office:value="3.4" table:style-name="ce92">
            <text:p>3.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4" table:formula="of:=[.R8]+[.T8]+[.V8]+[.X8]" table:style-name="ce112">
            <text:p>4</text:p>
          </table:table-cell>
          <table:table-cell office:value-type="float" office:value="3.4" table:formula="of:=[.S8]+[.U8]+[.W8]+[.Y8]" table:style-name="ce119">
            <text:p>3.40</text:p>
          </table:table-cell>
          <table:table-cell office:value-type="float" office:value="276" table:formula="of:=[.Z8]+[.P8]" table:content-validation-name="val2" table:style-name="ce113">
            <text:p>276</text:p>
          </table:table-cell>
          <table:table-cell office:value-type="float" office:value="254.8" table:formula="of:=[.AA8]+[.Q8]" table:content-validation-name="val2" table:style-name="ce114">
            <text:p>254.80</text:p>
          </table:table-cell>
          <table:table-cell office:value-type="currency" office:value="749862.17" table:content-validation-name="val1" table:style-name="ce12">
            <text:p>£749,862.17</text:p>
          </table:table-cell>
          <table:table-cell office:value-type="currency" office:value="18163.78" table:content-validation-name="val1" table:style-name="ce12">
            <text:p>£18,163.78</text:p>
          </table:table-cell>
          <table:table-cell office:value-type="currency" office:value="3500" table:content-validation-name="val1" table:style-name="ce12">
            <text:p>£3,500.00</text:p>
          </table:table-cell>
          <table:table-cell office:value-type="currency" office:value="25805.46" table:content-validation-name="val1" table:style-name="ce12">
            <text:p>£25,805.46</text:p>
          </table:table-cell>
          <table:table-cell office:value-type="currency" office:value="182590.2" table:content-validation-name="val1" table:style-name="ce12">
            <text:p>£182,590.20</text:p>
          </table:table-cell>
          <table:table-cell office:value-type="currency" office:value="80680.47" table:content-validation-name="val1" table:style-name="ce12">
            <text:p>£80,680.47</text:p>
          </table:table-cell>
          <table:table-cell office:value-type="currency" office:value="1060602.08" table:formula="of:=SUM([.AD8:.AI8])" table:style-name="ce13">
            <text:p>£1,060,602.08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1170" table:content-validation-name="val1" table:style-name="ce14">
            <text:p>£61,170.00</text:p>
          </table:table-cell>
          <table:table-cell office:value-type="currency" office:value="61170" table:formula="of:=SUM([.AK8:.AL8])" table:style-name="ce13">
            <text:p>£61,170.00</text:p>
          </table:table-cell>
          <table:table-cell office:value-type="currency" office:value="1121772.08" table:formula="of:=[.AM8]+[.AJ8]" table:style-name="ce15">
            <text:p>£1,121,772.08</text:p>
          </table:table-cell>
          <table:table-cell table:content-validation-name="val2" table:style-name="ce16"/>
          <table:table-cell table:number-columns-repeated="16343"/>
        </table:table-row>
        <table:table-row table:style-name="ro3">
          <table:table-cell office:value-type="string" table:style-name="ce5">
            <text:p>Gangmasters Licensing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9" table:style-name="ce35">
            <text:p>9</text:p>
          </table:table-cell>
          <table:table-cell office:value-type="float" office:value="8.6" table:style-name="ce40">
            <text:p>8.60</text:p>
          </table:table-cell>
          <table:table-cell office:value-type="float" office:value="10" table:style-name="ce41">
            <text:p>10</text:p>
          </table:table-cell>
          <table:table-cell office:value-type="float" office:value="8.69" table:style-name="ce58">
            <text:p>8.69</text:p>
          </table:table-cell>
          <table:table-cell office:value-type="float" office:value="95" table:style-name="ce59">
            <text:p>95</text:p>
          </table:table-cell>
          <table:table-cell office:value-type="float" office:value="93.63" table:style-name="ce124">
            <text:p>93.63</text:p>
          </table:table-cell>
          <table:table-cell office:value-type="float" office:value="7" table:style-name="ce125">
            <text:p>7</text:p>
          </table:table-cell>
          <table:table-cell office:value-type="float" office:value="6.59" table:style-name="ce142">
            <text:p>6.59</text:p>
          </table:table-cell>
          <table:table-cell office:value-type="float" office:value="1" table:style-name="ce143">
            <text:p>1</text:p>
          </table:table-cell>
          <table:table-cell office:value-type="float" office:value="1" table:style-name="ce154">
            <text:p>1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07">
            <text:p>0.00</text:p>
          </table:table-cell>
          <table:table-cell office:value-type="float" office:value="122" table:formula="of:=[.N9]+[.L9]+[.J9]+[.H9]+[.F9]+[.D9]" table:content-validation-name="val2" table:style-name="ce109">
            <text:p>122</text:p>
          </table:table-cell>
          <table:table-cell office:value-type="float" office:value="118.50999999999999" table:formula="of:=[.O9]+[.M9]+[.K9]+[.I9]+[.G9]+[.E9]" table:content-validation-name="val2" table:style-name="ce108">
            <text:p>118.51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8">
            <text:p>0.00</text:p>
          </table:table-cell>
          <table:table-cell office:value-type="float" office:value="0" table:style-name="ce89">
            <text:p>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</text:p>
          </table:table-cell>
          <table:table-cell office:value-type="float" office:value="0" table:style-name="ce94">
            <text:p>0.00</text:p>
          </table:table-cell>
          <table:table-cell office:value-type="float" office:value="0" table:style-name="ce95">
            <text:p>0</text:p>
          </table:table-cell>
          <table:table-cell office:value-type="float" office:value="0" table:style-name="ce118">
            <text:p>0</text:p>
          </table:table-cell>
          <table:table-cell office:value-type="float" office:value="0" table:formula="of:=[.R9]+[.T9]+[.V9]+[.X9]" table:style-name="ce112">
            <text:p>0</text:p>
          </table:table-cell>
          <table:table-cell office:value-type="float" office:value="0" table:formula="of:=[.S9]+[.U9]+[.W9]+[.Y9]" table:style-name="ce119">
            <text:p>0.00</text:p>
          </table:table-cell>
          <table:table-cell office:value-type="float" office:value="122" table:formula="of:=[.Z9]+[.P9]" table:content-validation-name="val2" table:style-name="ce113">
            <text:p>122</text:p>
          </table:table-cell>
          <table:table-cell office:value-type="float" office:value="118.50999999999999" table:formula="of:=[.AA9]+[.Q9]" table:content-validation-name="val2" table:style-name="ce114">
            <text:p>118.51</text:p>
          </table:table-cell>
          <table:table-cell office:value-type="currency" office:value="343686.14" table:content-validation-name="val1" table:style-name="ce12">
            <text:p>£343,686.14</text:p>
          </table:table-cell>
          <table:table-cell office:value-type="currency" office:value="6104.13" table:content-validation-name="val1" table:style-name="ce12">
            <text:p>£6,104.13</text:p>
          </table:table-cell>
          <table:table-cell office:value-type="currency" office:value="59880" table:content-validation-name="val1" table:style-name="ce12">
            <text:p>£59,880.00</text:p>
          </table:table-cell>
          <table:table-cell office:value-type="currency" office:value="629.78" table:content-validation-name="val1" table:style-name="ce12">
            <text:p>£629.78</text:p>
          </table:table-cell>
          <table:table-cell office:value-type="currency" office:value="85095.76" table:content-validation-name="val1" table:style-name="ce12">
            <text:p>£85,095.76</text:p>
          </table:table-cell>
          <table:table-cell office:value-type="currency" office:value="44168.89" table:content-validation-name="val1" table:style-name="ce12">
            <text:p>£44,168.89</text:p>
          </table:table-cell>
          <table:table-cell office:value-type="currency" office:value="539564.70000000007" table:formula="of:=SUM([.AD9:.AI9])" table:style-name="ce13">
            <text:p>£539,564.7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formula="of:=SUM([.AK9:.AL9])" table:style-name="ce13">
            <text:p>£0.00</text:p>
          </table:table-cell>
          <table:table-cell office:value-type="currency" office:value="539564.70000000007" table:formula="of:=[.AM9]+[.AJ9]" table:style-name="ce15">
            <text:p>£539,564.70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Clynch Stephen</dc:creator>
    <meta:creation-date>2012-07-18T14:50:11Z</meta:creation-date>
    <dc:date>2019-07-22T12:26:39Z</dc:date>
  </office:meta>
</office:document-meta>
</file>